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LGAREJO HUERTAS, JESUS FRANCISC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1601136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HANCAY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LGAREJO HUERTAS, JESUS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60113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ALICIA CRUZ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2/10/2021</text:p>
          </table:table-cell>
          <table:table-cell table:style-name="Tabla2.A2" office:value-type="string">
            <text:p text:style-name="P7">47595752</text:p>
          </table:table-cell>
          <table:table-cell table:style-name="Tabla2.A2" office:value-type="string">
            <text:p text:style-name="P7">6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LICIA CRUZ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8:13:5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